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rsid="002414b2" officeooo:paragraph-rsid="002ab73b"/>
    </style:style>
    <style:style style:name="P24" style:family="paragraph" style:parent-style-name="_5f_Paragraphe_20_livret" style:master-page-name="">
      <loext:graphic-properties draw:fill="none"/>
      <style:paragraph-properties fo:margin-left="0cm" fo:margin-right="4.399cm" fo:margin-top="0.101cm" fo:margin-bottom="0cm" style:contextual-spacing="false" fo:text-align="start" style:justify-single-word="false" fo:text-indent="0cm" style:auto-text-indent="false" style:page-number="auto" fo:background-color="transparent"/>
      <style:text-properties officeooo:paragraph-rsid="005f1975"/>
    </style:style>
    <style:style style:name="P25" style:family="paragraph" style:parent-style-name="_5f_Paragraphe_20_livret">
      <style:paragraph-properties fo:margin-top="0.4cm" fo:margin-bottom="0cm" style:contextual-spacing="false"/>
      <style:text-properties officeooo:paragraph-rsid="005a9382"/>
    </style:style>
    <style:style style:name="P26" style:family="paragraph" style:parent-style-name="_5f_Paragraphe_20_livret">
      <style:paragraph-properties fo:margin-top="0.3cm" fo:margin-bottom="0cm" style:contextual-spacing="false"/>
      <style:text-properties officeooo:paragraph-rsid="005a9382"/>
    </style:style>
    <style:style style:name="P27" style:family="paragraph" style:parent-style-name="_5f_Paragraphe_20_livret_20_">
      <style:paragraph-properties fo:margin-top="0cm" fo:margin-bottom="0.049cm" style:contextual-spacing="false"/>
      <style:text-properties fo:color="#000000" loext:opacity="100%" officeooo:paragraph-rsid="006076f3"/>
    </style:style>
    <style:style style:name="P28" style:family="paragraph" style:parent-style-name="_5f_Paragraphe_20_livret_20_">
      <style:paragraph-properties fo:margin-top="0.101cm" fo:margin-bottom="0cm" style:contextual-spacing="false"/>
      <style:text-properties officeooo:paragraph-rsid="006076f3"/>
    </style:style>
    <style:style style:name="P29" style:family="paragraph" style:parent-style-name="_5f_Paragraphe_20_livret_20_">
      <style:paragraph-properties fo:margin-top="0cm" fo:margin-bottom="0cm" style:contextual-spacing="false"/>
      <style:text-properties officeooo:paragraph-rsid="006076f3"/>
    </style:style>
    <style:style style:name="P30" style:family="paragraph" style:parent-style-name="Exo_5f_Num" style:master-page-name="_5f_Fiche_20_éditeur_20_série_20_2_20_une_20_colonne_20_impaire_20__28_G_29_">
      <style:paragraph-properties fo:margin-top="0.499cm" fo:margin-bottom="0.101cm" style:contextual-spacing="false" style:page-number="98" fo:break-before="auto" fo:break-after="auto"/>
    </style:style>
    <style:style style:name="P31" style:family="paragraph" style:parent-style-name="Exo_5f_Num" style:list-style-name="liste_5f_abc" style:master-page-name="">
      <style:paragraph-properties fo:margin-top="1cm" fo:margin-bottom="0.101cm" style:contextual-spacing="false" fo:text-align="start" style:justify-single-word="false" style:page-number="auto"/>
      <style:text-properties officeooo:paragraph-rsid="006076f3"/>
    </style:style>
    <style:style style:name="P32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officeooo:paragraph-rsid="006076f3"/>
    </style:style>
    <style:style style:name="P33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rsid="002c7bcd" officeooo:paragraph-rsid="006076f3"/>
    </style:style>
    <style:style style:name="P34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paragraph-rsid="006076f3"/>
    </style:style>
    <style:style style:name="P35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13992"/>
    </style:style>
    <style:style style:name="P36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20c5"/>
    </style:style>
    <style:style style:name="P37" style:family="paragraph" style:parent-style-name="FILET_5f_POINTILLES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5120c5"/>
    </style:style>
    <style:style style:name="P38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91d0"/>
    </style:style>
    <style:style style:name="P39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076f3"/>
    </style:style>
    <style:style style:name="P40" style:family="paragraph" style:parent-style-name="Standard" style:list-style-name="liste_5f_abc">
      <style:paragraph-properties fo:margin-top="0.6cm" fo:margin-bottom="0.101cm" style:contextual-spacing="false"/>
      <style:text-properties fo:color="#1ca2b8" loext:opacity="100%" fo:font-weight="bold" officeooo:rsid="002c7bcd" officeooo:paragraph-rsid="006076f3" style:font-weight-asian="bold" style:font-weight-complex="bold"/>
    </style:style>
    <style:style style:name="P41" style:family="paragraph" style:parent-style-name="_5f_Paragraphe_20_livret_20_" style:list-style-name="_5f_Numérotation_20_des_20_exercices_20_livrets">
      <style:paragraph-properties fo:margin-left="0cm" fo:margin-right="2.937cm" fo:margin-top="0.101cm" fo:margin-bottom="0.4cm" style:contextual-spacing="false" fo:text-align="start" style:justify-single-word="false" fo:text-indent="0cm" style:auto-text-indent="false"/>
      <style:text-properties officeooo:paragraph-rsid="00287ff2"/>
    </style:style>
    <style:style style:name="P42" style:family="paragraph" style:parent-style-name="_5f_Paragraphe_20_livret_20_" style:list-style-name="liste_5f_abc" style:master-page-name="">
      <loext:graphic-properties draw:fill="none" draw:fill-color="#729fcf" draw:fill-image-width="0cm" draw:fill-image-height="0cm"/>
      <style:paragraph-properties fo:margin-left="0cm" fo:margin-right="0.499cm" fo:margin-top="0.199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letter-spacing="-0.007cm" officeooo:paragraph-rsid="006076f3"/>
    </style:style>
    <style:style style:name="P43" style:family="paragraph" style:parent-style-name="_5f_Pied_20_de_20_page" style:list-style-name="">
      <style:paragraph-properties fo:text-align="end" style:justify-single-word="false"/>
    </style:style>
    <style:style style:name="P44" style:family="paragraph" style:parent-style-name="_5f_Pied_20_de_20_page">
      <style:paragraph-properties fo:text-align="end" style:justify-single-word="false"/>
    </style:style>
    <style:style style:name="P45" style:family="paragraph" style:parent-style-name="_5f_Pied_20_de_20_page" style:list-style-name=""/>
    <style:style style:name="P4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99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</style:style>
    <style:style style:name="P5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5" fo:font-size="10pt" fo:text-shadow="none" style:text-underline-style="none" style:text-emphasize="none" style:font-relief="none"/>
    </style:style>
    <style:style style:name="P6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text-outline="false" style:text-line-through-style="none" style:text-line-through-type="none" style:font-name="Bitstream Vera Sans5" fo:font-size="10pt" fo:text-shadow="none" style:text-underline-style="none" style:text-emphasize="none" style:font-relief="none"/>
    </style:style>
    <style:style style:name="P6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loext:color-lum-mod="100%" loext:color-lum-off="0%" style:text-outline="false" style:text-line-through-style="none" style:text-line-through-type="none" style:font-name="Bitstream Vera Sans5" fo:font-size="10pt" fo:text-shadow="none" style:text-underline-style="none" style:text-emphasize="none" style:font-relief="none"/>
    </style:style>
    <style:style style:name="P62" style:family="paragraph">
      <style:paragraph-properties fo:text-align="center"/>
    </style:style>
    <style:style style:name="P63" style:family="paragraph">
      <loext:graphic-properties draw:fill-color="#f2ffff"/>
      <style:paragraph-properties fo:text-align="center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5f19d2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Bitstream Vera Sans5" fo:font-size="10pt" fo:font-weight="normal" officeooo:rsid="005aae50" style:font-size-asian="10.5pt"/>
    </style:style>
    <style:style style:name="T7" style:family="text">
      <style:text-properties fo:color="#000000" loext:opacity="100%" officeooo:rsid="002c7bcd"/>
    </style:style>
    <style:style style:name="T8" style:family="text">
      <style:text-properties fo:color="#000000" loext:opacity="100%" officeooo:rsid="004753f6"/>
    </style:style>
    <style:style style:name="T9" style:family="text">
      <style:text-properties fo:color="#000000" loext:opacity="100%" officeooo:rsid="00442472"/>
    </style:style>
    <style:style style:name="T10" style:family="text">
      <style:text-properties fo:color="#000000" loext:opacity="100%" officeooo:rsid="002e8eae"/>
    </style:style>
    <style:style style:name="T11" style:family="text">
      <style:text-properties fo:color="#000000" loext:opacity="100%" style:text-underline-style="none"/>
    </style:style>
    <style:style style:name="T12" style:family="text">
      <style:text-properties fo:color="#000000" loext:opacity="100%" officeooo:rsid="005ee852"/>
    </style:style>
    <style:style style:name="T13" style:family="text">
      <style:text-properties style:text-position="0% 100%" officeooo:rsid="005120c5" style:font-name-asian="OpenSymbol" style:font-name-complex="OpenSymbol"/>
    </style:style>
    <style:style style:name="T14" style:family="text">
      <style:text-properties style:text-position="0% 100%" officeooo:rsid="0057f21d" style:font-name-asian="OpenSymbol" style:font-name-complex="OpenSymbol"/>
    </style:style>
    <style:style style:name="T15" style:family="text">
      <style:text-properties style:text-position="0% 100%" fo:letter-spacing="normal" officeooo:rsid="005120c5" style:font-name-asian="OpenSymbol" style:font-name-complex="OpenSymbol"/>
    </style:style>
    <style:style style:name="T16" style:family="text">
      <style:text-properties style:text-position="0% 100%" fo:letter-spacing="normal" officeooo:rsid="005191d0" style:font-name-asian="OpenSymbol" style:font-name-complex="OpenSymbol"/>
    </style:style>
    <style:style style:name="T17" style:family="text">
      <style:text-properties style:text-position="0% 100%" fo:letter-spacing="normal" officeooo:rsid="0057f21d" style:font-name-asian="OpenSymbol" style:font-name-complex="OpenSymbol"/>
    </style:style>
    <style:style style:name="T18" style:family="text">
      <style:text-properties style:text-position="0% 100%" fo:font-size="10pt" fo:letter-spacing="normal" officeooo:rsid="00425cb8" style:font-size-asian="10pt" style:font-size-complex="10pt"/>
    </style:style>
    <style:style style:name="T19" style:family="text">
      <style:text-properties style:text-position="0% 100%" style:font-name="Bitstream Vera Sans1" fo:font-size="10pt" fo:letter-spacing="normal" officeooo:rsid="00425cb8" style:font-size-asian="10pt" style:font-size-complex="10pt"/>
    </style:style>
    <style:style style:name="T20" style:family="text">
      <style:text-properties fo:letter-spacing="-0.004cm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1ca2b8" loext:opacity="100%" officeooo:rsid="005120c5"/>
    </style:style>
    <style:style style:name="T23" style:family="text">
      <style:text-properties fo:color="#1ca2b8" loext:opacity="100%" style:font-name="Bitstream Vera Sans5" fo:font-size="10pt" fo:font-weight="bold" officeooo:rsid="005120c5" style:font-size-asian="10.5pt" style:font-weight-asian="bold" style:font-weight-complex="normal" loext:shadow="none"/>
    </style:style>
    <style:style style:name="T24" style:family="text">
      <style:text-properties fo:color="#1ca2b8" loext:opacity="100%" style:text-position="0% 100%" style:font-name="Bitstream Vera Sans1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5" style:family="text">
      <style:text-properties fo:color="#1ca2b8" loext:opacity="100%" style:text-position="0% 100%" style:font-name="Bitstream Vera Sans1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6" style:family="text">
      <style:text-properties fo:color="#1ca2b8" loext:opacity="100%" style:text-position="0% 100%" style:font-name="Bitstream Vera Sans1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27" style:family="text">
      <style:text-properties fo:color="#1ca2b8" loext:opacity="100%" style:text-position="0% 100%" style:font-name="Bitstream Vera Sans1" fo:font-size="10pt" fo:letter-spacing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8" style:family="text">
      <style:text-properties fo:color="#1ca2b8" loext:opacity="100%" style:text-position="0% 100%" style:font-name="Bitstream Vera Sans1" fo:font-size="10pt" fo:letter-spacing="normal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9" style:family="text">
      <style:text-properties fo:color="#1ca2b8" loext:opacity="100%" style:text-position="0% 100%" style:font-name="Bitstream Vera Sans1" fo:font-size="10pt" fo:letter-spacing="normal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30" style:family="text">
      <style:text-properties officeooo:rsid="00442472"/>
    </style:style>
    <style:style style:name="T31" style:family="text">
      <style:text-properties fo:font-variant="normal" fo:text-transform="none" fo:color="#ff99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b2b2b2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2b2b2" loext:opacity="100%" style:text-outline="false" style:text-line-through-style="none" style:text-line-through-type="none" style:font-name="Bitstream Vera Sans5" fo:font-size="10pt" fo:text-shadow="none" style:text-underline-style="none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224cm" fo:min-width="1.29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Ultrafine_20_Dashed" svg:stroke-width="0.028cm" svg:stroke-color="#ff9900" draw:marker-start="Arrow_20_concave" draw:marker-start-width="0.15cm" draw:marker-start-center="false" draw:marker-end="Arrow_20_concave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dash" draw:stroke-dash="Fine_20_Dashe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stroke-dash="Dashed_20__28_var_29__20_6806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833cm" fo:min-width="0.73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6807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833cm" fo:min-width="0.73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draw:stroke-dash="Dashed_20__28_var_29__20_6808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833cm" fo:min-width="0.734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6809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1.055cm" fo:min-width="0.87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6810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6811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68cm" fo:min-width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3" style:family="graphic">
      <style:graphic-properties draw:stroke="dash" draw:stroke-dash="Dashed_20__28_var_29__20_681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Dashed_20__28_var_29__20_681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dash" draw:stroke-dash="Dashed_20__28_var_29__20_681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dash" draw:stroke-dash="Dashed_20__28_var_29__20_681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dash" draw:stroke-dash="Dashed_20__28_var_29__20_6816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Dashed_20__28_var_29__20_6817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984cm" fo:min-width="0.953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8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solid" draw:stroke-dash="Dashed_20__28_var_29__20_6804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6805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-color="#f2ffff" draw:textarea-horizontal-align="justify" draw:textarea-vertical-align="middle" draw:auto-grow-height="false" fo:min-height="4.156cm" fo:min-width="9.60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-color="#f2ffff" draw:textarea-horizontal-align="justify" draw:textarea-vertical-align="middle" draw:auto-grow-height="false" fo:min-height="11.628cm" fo:min-width="9.44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-color="#f2ffff" draw:textarea-horizontal-align="justify" draw:textarea-vertical-align="middle" draw:auto-grow-height="false" fo:min-height="13.97cm" fo:min-width="9.335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40132136" text:style-name="Num_5f_Exo">
        <text:list-item>
          <text:h text:style-name="P30" text:outline-level="1"><draw:g text:anchor-type="paragraph" draw:z-index="6" draw:name="Forme10" draw:style-name="gr7"><draw:custom-shape draw:style-name="gr29" draw:text-style-name="P59" svg:width="2.144cm" svg:height="3.29cm" draw:transform="skewX (0.000523598775598293) rotate (-1.58755148761404) translate (8.747125cm 1.06186111111111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frame draw:style-name="gr30" draw:text-style-name="P60" svg:width="0.996cm" svg:height="1.068cm" draw:transform="rotate (-3.12571015739665) translate (5.42219444444444cm 3.74826388888889cm)"><draw:text-box><text:p text:style-name="P51"><text:span text:style-name="T35">...</text:span></text:p></draw:text-box></draw:frame><draw:frame draw:style-name="gr31" draw:text-style-name="P60" svg:width="0.996cm" svg:height="1.07cm" draw:transform="rotate (-3.11855430746347) translate (9.26570833333333cm 1.20826388888889cm)"><draw:text-box><text:p text:style-name="P51"><text:span text:style-name="T35">...</text:span></text:p></draw:text-box></draw:frame><draw:frame draw:style-name="gr32" draw:text-style-name="P61" svg:width="0.996cm" svg:height="1.068cm" draw:transform="rotate (3.12571015739665) translate (5.55801388888889cm 1.127125cm)"><draw:text-box><text:p text:style-name="P51"><text:span text:style-name="T35">...</text:span></text:p></draw:text-box></draw:frame><draw:line draw:style-name="gr33" draw:text-style-name="P59" svg:x1="5.453cm" svg:y1="1.36cm" svg:x2="5.797cm" svg:y2="1.364cm"><text:p/></draw:line><draw:line draw:style-name="gr34" draw:text-style-name="P59" svg:x1="5.789cm" svg:y1="1.365cm" svg:x2="5.798cm" svg:y2="1.021cm"><text:p/></draw:line></draw:g><text:span text:style-name="Bold_5f_niv2"><text:span text:style-name="T21"> </text:span></text:span><text:span text:style-name="Bold_5f_niv2">Calcul de la longueur de l’hypoténuse</text:span></text:h>
        </text:list-item>
      </text:list>
      <text:list text:style-name="_5f_Numérotation_20_des_20_exercices_20_livrets">
        <text:list-header>
          <text:p text:style-name="P41">ERL est un triangle <text:line-break/>rectangle en R tel <text:line-break/>que ER <text:span text:style-name="_5f_signe">=</text:span> 9 cm <text:line-break/>et RL <text:span text:style-name="_5f_signe">=</text:span> 12 cm.<text:line-break/>Calcule la longueur <text:line-break/>de son hypoténuse.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  <text:p text:style-name="P35"><text:span text:style-name="_5f_pointillés_20_gris"><text:tab/></text:span></text:p>
        </text:list-header>
      </text:list>
      <text:list xml:id="list112041696110926" text:continue-list="list4140132136" text:style-name="Num_5f_Exo">
        <text:list-item>
          <text:h text:style-name="Exo_5f_Num" text:outline-level="1"><draw:g text:anchor-type="paragraph" draw:z-index="7" draw:name="Forme14" draw:style-name="gr7"><draw:frame draw:style-name="gr14" draw:text-style-name="P55" svg:width="0.969cm" svg:height="0.821cm" svg:x="4.869cm" svg:y="0.967cm"><draw:text-box><text:p text:style-name="P48"><text:span text:style-name="T34">A</text:span></text:p></draw:text-box></draw:frame><draw:frame draw:style-name="gr15" draw:text-style-name="P55" svg:width="0.973cm" svg:height="0.821cm" svg:x="8.716cm" svg:y="0.983cm"><draw:text-box><text:p text:style-name="P48"><text:span text:style-name="T34">B</text:span></text:p></draw:text-box></draw:frame><draw:frame draw:style-name="gr16" draw:text-style-name="P55" svg:width="0.976cm" svg:height="0.819cm" svg:x="8.742cm" svg:y="2.995cm"><draw:text-box><text:p text:style-name="P48"><text:span text:style-name="T34">C</text:span></text:p></draw:text-box></draw:frame><draw:frame draw:style-name="gr17" draw:text-style-name="P55" svg:width="0.948cm" svg:height="0.821cm" svg:x="4.814cm" svg:y="4.502cm"><draw:text-box><text:p text:style-name="P48"><text:span text:style-name="T34">E</text:span></text:p></draw:text-box></draw:frame><draw:frame draw:style-name="gr18" draw:text-style-name="P55" svg:width="1.008cm" svg:height="0.821cm" svg:x="7.252cm" svg:y="4.502cm"><draw:text-box><text:p text:style-name="P48"><text:span text:style-name="T34">D</text:span></text:p></draw:text-box></draw:frame><draw:frame draw:style-name="gr19" draw:text-style-name="P55" svg:width="0.936cm" svg:height="0.821cm" svg:x="8.636cm" svg:y="4.502cm"><draw:text-box><text:p text:style-name="P48"><text:span text:style-name="T34">P</text:span></text:p></draw:text-box></draw:frame><draw:polygon draw:style-name="gr20" draw:text-style-name="P56" svg:width="3.382cm" svg:height="3.32cm" svg:x="5.484cm" svg:y="1.182cm" svg:viewBox="0 0 3383 3321" draw:points="0,0 3383,0 3383,1993 2030,3321 0,3321"><text:p/></draw:polygon><draw:polyline draw:style-name="gr21" draw:text-style-name="P57" svg:width="0.27cm" svg:height="0.265cm" svg:x="5.484cm" svg:y="1.182cm" svg:viewBox="0 0 271 266" draw:points="271,0 271,266 0,266"><text:p/></draw:polyline><draw:polyline draw:style-name="gr21" draw:text-style-name="P57" svg:width="0.27cm" svg:height="0.265cm" svg:x="5.484cm" svg:y="4.237cm" svg:viewBox="0 0 271 266" draw:points="0,0 271,0 271,266"><text:p/></draw:polyline><draw:polyline draw:style-name="gr21" draw:text-style-name="P57" svg:width="0.27cm" svg:height="0.265cm" svg:x="8.599cm" svg:y="1.182cm" svg:viewBox="0 0 271 266" draw:points="271,266 0,266 0,0"><text:p/></draw:polyline><draw:line draw:style-name="gr22" draw:text-style-name="P58" svg:x1="8.867cm" svg:y1="1.182cm" svg:x2="8.867cm" svg:y2="3.175cm"><text:p/></draw:line><draw:line draw:style-name="gr22" draw:text-style-name="P58" svg:x1="8.807cm" svg:y1="2.211cm" svg:x2="8.925cm" svg:y2="2.145cm"><text:p/></draw:line><draw:line draw:style-name="gr22" draw:text-style-name="P58" svg:x1="7.514cm" svg:y1="4.505cm" svg:x2="5.484cm" svg:y2="4.505cm"><text:p/></draw:line><draw:line draw:style-name="gr22" draw:text-style-name="P58" svg:x1="6.465cm" svg:y1="4.445cm" svg:x2="6.533cm" svg:y2="4.561cm"><text:p/></draw:line><draw:line draw:style-name="gr23" draw:text-style-name="P58" svg:x1="7.516cm" svg:y1="4.505cm" svg:x2="8.869cm" svg:y2="4.505cm"><text:p/></draw:line><draw:line draw:style-name="gr24" draw:text-style-name="P58" svg:x1="8.18cm" svg:y1="4.561cm" svg:x2="8.112cm" svg:y2="4.445cm"><text:p/></draw:line><draw:line draw:style-name="gr25" draw:text-style-name="P58" svg:x1="8.226cm" svg:y1="4.561cm" svg:x2="8.158cm" svg:y2="4.445cm"><text:p/></draw:line><draw:line draw:style-name="gr26" draw:text-style-name="P58" svg:x1="8.867cm" svg:y1="3.175cm" svg:x2="8.867cm" svg:y2="4.504cm"><text:p/></draw:line><draw:line draw:style-name="gr27" draw:text-style-name="P58" svg:x1="8.807cm" svg:y1="3.827cm" svg:x2="8.925cm" svg:y2="3.761cm"><text:p/></draw:line><draw:line draw:style-name="gr28" draw:text-style-name="P58" svg:x1="8.807cm" svg:y1="3.871cm" svg:x2="8.925cm" svg:y2="3.805cm"><text:p/></draw:line><draw:polyline draw:style-name="gr21" draw:text-style-name="P57" svg:width="0.27cm" svg:height="0.265cm" svg:x="8.599cm" svg:y="4.237cm" svg:viewBox="0 0 271 266" draw:points="0,266 0,0 271,0"><text:p/></draw:polyline></draw:g><draw:custom-shape text:anchor-type="paragraph" draw:z-index="1" draw:name="Forme15" draw:style-name="gr37" draw:text-style-name="P63" svg:width="9.579cm" svg:height="11.766cm" svg:x="-0.236cm" svg:y="0.3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21"> </text:span></text:span><text:span text:style-name="Bold_5f_niv2"><text:span text:style-name="T22">D’après </text:span></text:span><text:span text:style-name="Bold_5f_niv2"><text:span text:style-name="T23">b</text:span></text:span><text:span text:style-name="Bold_5f_niv2"><text:span text:style-name="T22">revet</text:span></text:span></text:h>
        </text:list-item>
      </text:list>
      <text:p text:style-name="P24"><text:span text:style-name="_5f_BVS"><text:span text:style-name="T15">On a construit un bac à sable pour enfants qui a la forme d’un prisme droit de hauteur 15 cm. La base de ce prisme est représentée par le polygone ABCDE ci‑</text:span></text:span><text:span text:style-name="_5f_BVS"><text:span text:style-name="T16">contre,</text:span></text:span><text:span text:style-name="_5f_BVS"><text:span text:style-name="T15"> </text:span></text:span><text:span text:style-name="_5f_BVS"><text:span text:style-name="T17">tel que CP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DP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1,30 m et ED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BC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40 cm.</text:span></text:span></text:p>
      <text:p text:style-name="P25"><text:span text:style-name="_5f_BVS"><text:span text:style-name="T24">a.</text:span></text:span><text:span text:style-name="_5f_BVS"><text:span text:style-name="T25"> </text:span></text:span><text:span text:style-name="_5f_BVS"><text:span text:style-name="T13">Calcule CD. Arrondi</text:span></text:span><text:span text:style-name="_5f_BVS"><text:span text:style-name="T14">s</text:span></text:span><text:span text:style-name="_5f_BVS"><text:span text:style-name="T13"> au centimètre près.</text:span></text:span></text:p>
      <text:list xml:id="list2191732725" text:style-name="liste_5f_abc">
        <text:list-header>
          <text:p text:style-name="P36"><text:span text:style-name="_5f_pointillés_20_gris"><text:tab/></text:span></text:p>
          <text:p text:style-name="P36"><text:span text:style-name="_5f_pointillés_20_gris"><text:tab/></text:span></text:p>
          <text:p text:style-name="P38"><text:span text:style-name="_5f_pointillés_20_gris"><text:tab/></text:span></text:p>
          <text:p text:style-name="P38"><text:span text:style-name="_5f_pointillés_20_gris"><text:tab/></text:span></text:p>
        </text:list-header>
      </text:list>
      <text:p text:style-name="P26"><text:span text:style-name="_5f_BVS"><text:span text:style-name="T26">b</text:span></text:span><text:span text:style-name="_5f_BVS"><text:span text:style-name="T24">.</text:span></text:span><text:span text:style-name="_5f_BVS"><text:span text:style-name="T25"> </text:span></text:span><text:span text:style-name="_5f_BVS"><text:span text:style-name="T13">Justifie que le quadrilatère ABPE est un carré.</text:span></text:span></text:p>
      <text:list xml:id="list112042493661469" text:continue-numbering="true" text:style-name="liste_5f_abc">
        <text:list-header>
          <text:p text:style-name="P37"><text:span text:style-name="_5f_pointillés_20_gris"><text:span text:style-name="T13"><text:tab/></text:span></text:span></text:p>
        </text:list-header>
      </text:list>
      <text:p text:style-name="P26"><text:span text:style-name="_5f_BVS"><text:span text:style-name="T29">c</text:span></text:span><text:span text:style-name="_5f_BVS"><text:span text:style-name="T27">.</text:span></text:span><text:span text:style-name="_5f_BVS"><text:span text:style-name="T28"> </text:span></text:span><text:span text:style-name="_5f_BVS"><text:span text:style-name="T15">On a construit le tour du bac à sable avec des planches en bois de longueur 2,40 m et de hauteur 15 cm chacune. De combien de planches a-t-on eu besoin ?</text:span></text:span></text:p>
      <text:list xml:id="list112041527873059" text:continue-numbering="true" text:style-name="liste_5f_abc">
        <text:list-header>
          <text:p text:style-name="P37"><draw:custom-shape text:anchor-type="paragraph" draw:z-index="2" draw:name="Forme 1" draw:style-name="gr36" draw:text-style-name="P63" svg:width="9.667cm" svg:height="4.216cm" svg:x="-0.279cm" svg:y="-0.36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13"><text:tab/></text:span></text:span></text:p>
        </text:list-header>
      </text:list>
      <text:p text:style-name="P26"><text:span text:style-name="_5f_BVS"><text:span text:style-name="T26">d</text:span></text:span><text:span text:style-name="_5f_BVS"><text:span text:style-name="T24">.</text:span></text:span><text:span text:style-name="_5f_BVS"><text:span text:style-name="T25"> </text:span></text:span><text:span text:style-name="_5f_BVS"><text:span text:style-name="T13">A-t-on eu besoin de plus de 300 L de sable pour remplir complètement le bac ?</text:span></text:span></text:p>
      <text:list xml:id="list112041274770583" text:continue-numbering="true" text:style-name="liste_5f_abc">
        <text:list-header>
          <text:p text:style-name="P36"><text:span text:style-name="_5f_pointillés_20_gris"><text:tab/></text:span></text:p>
          <text:p text:style-name="P38"><text:span text:style-name="_5f_pointillés_20_gris"><text:tab/></text:span></text:p>
        </text:list-header>
        <text:list-item>
          <text:h text:style-name="P31" text:outline-level="1"><draw:g text:anchor-type="paragraph" draw:z-index="8" draw:name="Forme1" draw:style-name="gr7"><draw:frame draw:style-name="gr8" draw:text-style-name="P52" svg:width="0.851cm" svg:height="0.914cm" draw:transform="rotate (-3.12710642079824) translate (5.11527777777778cm 3.36020833333333cm)"><draw:text-box><text:p text:style-name="P51"><text:span text:style-name="T33">...</text:span></text:p></draw:text-box></draw:frame><draw:frame draw:style-name="gr9" draw:text-style-name="P53" svg:width="0.851cm" svg:height="0.914cm" draw:transform="rotate (-3.11663444528627) translate (9.24630555555556cm 1.13770833333333cm)"><draw:text-box><text:p text:style-name="P51"><text:span text:style-name="T33">...</text:span></text:p></draw:text-box></draw:frame><draw:frame draw:style-name="gr10" draw:text-style-name="P53" svg:width="0.854cm" svg:height="0.914cm" draw:transform="rotate (3.12710642079824) translate (9.11577777777778cm 3.35138888888889cm)"><draw:text-box><text:p text:style-name="P51"><text:span text:style-name="T33">...</text:span></text:p></draw:text-box></draw:frame><draw:custom-shape draw:style-name="gr11" draw:text-style-name="P54" svg:width="1.976cm" svg:height="3.502cm" draw:transform="rotate (1.56765473414131) translate (5.08176388888889cm 2.71991666666667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line draw:style-name="gr12" draw:text-style-name="P54" svg:x1="8.582cm" svg:y1="2.367cm" svg:x2="8.196cm" svg:y2="2.367cm"><text:p/></draw:line><draw:line draw:style-name="gr13" draw:text-style-name="P54" svg:x1="8.186cm" svg:y1="2.356cm" svg:x2="8.186cm" svg:y2="2.729cm"><text:p/></draw:line></draw:g> ARC est un triangle rectangle <text:line-break/>en R tel que AC <text:span text:style-name="_5f_signe">=</text:span> 52 mm <text:line-break/>et RC <text:span text:style-name="_5f_signe">=</text:span> 48 mm.</text:h>
          <text:p text:style-name="P42">Calcule la longueur <text:line-break/>du côté [AR].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span text:style-name="T20"><text:tab/></text:span></text:span></text:p>
        </text:list-item>
        <text:list-item>
          <text:p text:style-name="P40"><draw:g text:anchor-type="paragraph" draw:z-index="9" draw:name="Forme7" draw:style-name="gr1"><draw:custom-shape draw:style-name="gr2" draw:text-style-name="P47" svg:width="2.901cm" svg:height="0.8cm" svg:x="5.721cm" svg:y="1.723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3" draw:text-style-name="P47" svg:x1="5.722cm" svg:y1="2.523cm" svg:x2="7.922cm" svg:y2="4.323cm"><text:p/></draw:line><draw:line draw:style-name="gr3" draw:text-style-name="P47" svg:x1="7.413cm" svg:y1="2.523cm" svg:x2="8.635cm" svg:y2="3.523cm"><text:p/></draw:line><draw:line draw:style-name="gr3" draw:text-style-name="P47" svg:x1="7.906cm" svg:y1="2.512cm" svg:x2="5.706cm" svg:y2="4.312cm"><text:p/></draw:line><draw:line draw:style-name="gr3" draw:text-style-name="P47" svg:x1="7.646cm" svg:y1="2.523cm" svg:x2="6.424cm" svg:y2="3.523cm"><text:p/></draw:line><draw:line draw:style-name="gr4" draw:text-style-name="P47" svg:x1="5.52cm" svg:y1="2.627cm" svg:x2="7.72cm" svg:y2="4.427cm"><text:p/></draw:line><draw:frame draw:style-name="gr5" draw:text-style-name="P49" svg:width="1.701cm" svg:height="0.664cm" draw:transform="rotate (-0.693593844742546) translate (6.56695833333333cm 3.34609722222222cm)"><draw:text-box><text:p text:style-name="P48"><text:span text:style-name="T31">56 cm</text:span></text:p></draw:text-box></draw:frame><draw:line draw:style-name="gr4" draw:text-style-name="P47" svg:x1="5.52cm" svg:y1="2.523cm" svg:x2="6.22cm" svg:y2="1.723cm"><text:p/></draw:line><draw:frame draw:style-name="gr5" draw:text-style-name="P49" svg:width="1.701cm" svg:height="0.664cm" svg:x="4.32cm" svg:y="1.723cm"><draw:text-box><text:p text:style-name="P48"><text:span text:style-name="T31">31 cm</text:span></text:p></draw:text-box></draw:frame><draw:line draw:style-name="gr4" draw:text-style-name="P47" svg:x1="6.424cm" svg:y1="1.523cm" svg:x2="8.624cm" svg:y2="1.523cm"><text:p/></draw:line><draw:frame draw:style-name="gr5" draw:text-style-name="P49" svg:width="1.701cm" svg:height="0.664cm" svg:x="6.819cm" svg:y="1.023cm"><draw:text-box><text:p text:style-name="P48"><text:span text:style-name="T31">34 cm</text:span></text:p></draw:text-box></draw:frame><draw:frame draw:style-name="gr5" draw:text-style-name="P50" svg:width="0.6cm" svg:height="0.664cm" svg:x="5.02cm" svg:y="2.222cm"><draw:text-box><text:p text:style-name="P48"><text:span text:style-name="T32">A</text:span></text:p></draw:text-box></draw:frame><draw:frame draw:style-name="gr5" draw:text-style-name="P50" svg:width="0.602cm" svg:height="0.664cm" svg:x="5.819cm" svg:y="1.222cm"><draw:text-box><text:p text:style-name="P48"><text:span text:style-name="T32">B</text:span></text:p></draw:text-box></draw:frame><draw:frame draw:style-name="gr5" draw:text-style-name="P50" svg:width="0.6cm" svg:height="0.664cm" svg:x="8.52cm" svg:y="1.222cm"><draw:text-box><text:p text:style-name="P48"><text:span text:style-name="T32">C</text:span></text:p></draw:text-box></draw:frame><draw:frame draw:style-name="gr5" draw:text-style-name="P50" svg:width="0.6cm" svg:height="0.664cm" svg:x="7.82cm" svg:y="2.222cm"><draw:text-box><text:p text:style-name="P48"><text:span text:style-name="T32">D</text:span></text:p></draw:text-box></draw:frame><draw:frame draw:style-name="gr5" draw:text-style-name="P50" svg:width="0.602cm" svg:height="0.664cm" svg:x="8.419cm" svg:y="3.224cm"><draw:text-box><text:p text:style-name="P48"><text:span text:style-name="T32">G</text:span></text:p></draw:text-box></draw:frame><draw:frame draw:style-name="gr5" draw:text-style-name="P50" svg:width="0.6cm" svg:height="0.664cm" svg:x="7.82cm" svg:y="3.923cm"><draw:text-box><text:p text:style-name="P48"><text:span text:style-name="T32">H</text:span></text:p></draw:text-box></draw:frame><draw:frame draw:style-name="gr5" draw:text-style-name="P50" svg:width="0.6cm" svg:height="0.664cm" svg:x="5.121cm" svg:y="3.923cm"><draw:text-box><text:p text:style-name="P48"><text:span text:style-name="T32">E</text:span></text:p></draw:text-box></draw:frame><draw:frame draw:style-name="gr5" draw:text-style-name="P50" svg:width="0.602cm" svg:height="0.664cm" svg:x="5.819cm" svg:y="3.161cm"><draw:text-box><text:p text:style-name="P48"><text:span text:style-name="T32">F</text:span></text:p></draw:text-box></draw:frame><draw:line draw:style-name="gr6" draw:text-style-name="P47" svg:x1="6.435cm" svg:y1="1.723cm" svg:x2="7.42cm" svg:y2="2.528cm"><text:p/></draw:line><draw:line draw:style-name="gr6" draw:text-style-name="P47" svg:x1="8.62cm" svg:y1="1.723cm" svg:x2="7.62cm" svg:y2="2.541cm"><text:p/></draw:line></draw:g><draw:custom-shape text:anchor-type="paragraph" draw:z-index="0" draw:name="Forme8" draw:style-name="gr38" draw:text-style-name="P63" svg:width="9.469cm" svg:height="14.105cm" svg:x="-0.178cm" svg:y="0.397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Extrait du brevet</text:p>
        </text:list-item>
      </text:list>
      <text:h text:style-name="P32" text:outline-level="1"><text:span text:style-name="T7">Pour un </text:span><text:span text:style-name="T12">bon pique-nique</text:span><text:span text:style-name="T7">, </text:span></text:h>
      <text:h text:style-name="P33" text:outline-level="1">il faut un siège pliant</text:h>
      <text:h text:style-name="P33" text:outline-level="1">adapté ! </text:h>
      <text:h text:style-name="P34" text:outline-level="1">Nicolas est de taille </text:h>
      <text:h text:style-name="P34" text:outline-level="1">moyenne et, pour être </text:h>
      <text:h text:style-name="P34" text:outline-level="1">bien assis, il est nécessaire </text:h>
      <text:h text:style-name="P34" text:outline-level="1">que la hauteur de l’assise </text:h>
      <text:h text:style-name="P34" text:outline-level="1">du siège soit comprise </text:h>
      <text:h text:style-name="P32" text:outline-level="1"><text:span text:style-name="T6">e</text:span><text:span text:style-name="T5">ntre 44 cm et 46 cm.</text:span></text:h>
      <text:p text:style-name="P28">Voici les dimensions d’un siège pliable qu’il a trouvé en vente sur <text:span text:style-name="T30">I</text:span>nternet : longueur des pieds : 56 cm ; largeur de l’assise : 34 cm ; profondeur de l’assise : 31 cm.</text:p>
      <text:p text:style-name="P29"><text:span text:style-name="T7">Les droites (A</text:span><text:span text:style-name="T8">D</text:span><text:span text:style-name="T7">) et (</text:span><text:span text:style-name="T9">DH</text:span><text:span text:style-name="T7">) sont perpendiculaire</text:span><text:span text:style-name="T10">s</text:span><text:span text:style-name="T5"> et </text:span><text:span text:style-name="T11">ABDC</text:span><text:span text:style-name="T5"> est un rectangle. </text:span></text:p>
      <text:p text:style-name="P27">La hauteur de ce siège lui est-elle adaptée ? </text:p>
      <text:list xml:id="list112041190207910" text:continue-numbering="true" text:style-name="liste_5f_abc">
        <text:list-header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1cm" draw:dots2="1" draw:dots2-length="0.011cm" draw:distance="0.011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1cm" draw:dots2="1" draw:dots2-length="0.011cm" draw:distance="0.011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2="1" draw:dots2-length="0.113cm" draw:distance="0.057cm"/>
    <draw:stroke-dash draw:name="Dashed_20__28_var_29__20_6813" draw:display-name="Dashed (var) 6813" draw:style="rect" draw:dots2="1" draw:dots2-length="0.113cm" draw:distance="0.057cm"/>
    <draw:stroke-dash draw:name="Dashed_20__28_var_29__20_6814" draw:display-name="Dashed (var) 6814" draw:style="rect" draw:dots2="1" draw:dots2-length="0.113cm" draw:distance="0.057cm"/>
    <draw:stroke-dash draw:name="Dashed_20__28_var_29__20_6815" draw:display-name="Dashed (var) 6815" draw:style="rect" draw:dots2="1" draw:dots2-length="0.113cm" draw:distance="0.057cm"/>
    <draw:stroke-dash draw:name="Dashed_20__28_var_29__20_6816" draw:display-name="Dashed (var) 6816" draw:style="rect" draw:dots2="1" draw:dots2-length="0.113cm" draw:distance="0.057cm"/>
    <draw:stroke-dash draw:name="Dashed_20__28_var_29__20_6817" draw:display-name="Dashed (var) 6817" draw:style="rect" draw:dots2="1" draw:dots2-length="0.113cm" draw:distance="0.057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Enonce_5f_Niv2" loext:num-list-format="%1%" style:num-format="1" text:start-value="3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MP25" style:family="paragraph">
      <style:paragraph-properties fo:text-align="center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 style:parent-style-name="Footer">
      <style:text-properties officeooo:rsid="002414b2"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05f19d2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5" draw:name="Forme3" draw:style-name="Mgr1" draw:text-style-name="MP25" svg:x1="19.854cm" svg:y1="0.36cm" svg:x2="21.101cm" svg:y2="0.36cm"><text:p/></draw:line>Calculer <text:span text:style-name="MT4">une longueur </text:span>avec Pythagore</text:p>
      </style:header>
      <style:footer>
        <text:p text:style-name="MP26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4"><draw:text-box fo:min-height="0.355cm"><text:p text:style-name="MP27"/></draw:text-box></draw:frame><text:p text:style-name="MP28"><text:s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11T11:20:40.159000000</dc:date>
    <meta:editing-duration>PT14H25M1S</meta:editing-duration>
    <meta:editing-cycles>91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0" meta:object-count="0" meta:page-count="1" meta:paragraph-count="98" meta:word-count="436" meta:character-count="2524" meta:non-whitespace-character-count="1689"/>
  </office:meta>
</office:document-meta>
</file>